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ans" svg:font-family="OpenSans" style:font-family-generic="roman" style:font-pitch="variable"/>
    <style:font-face style:name="OpenSans-Bold" svg:font-family="OpenSans-Bold" style:font-family-generic="roman" style:font-pitch="variable"/>
    <style:font-face style:name="OpenSans1" svg:font-family="OpenSans" style:font-family-generic="swiss"/>
  </office:font-face-decls>
  <office:automatic-styles>
    <style:style style:name="P1" style:family="paragraph" style:parent-style-name="Standard">
      <style:text-properties style:font-name="OpenSans1" fo:font-weight="bold" style:font-weight-asian="bold" style:font-weight-complex="bold"/>
    </style:style>
    <style:style style:name="T1" style:family="text">
      <style:text-properties fo:color="#000000" loext:opacity="100%" style:font-name="OpenSans" fo:font-size="10pt" fo:font-style="normal" fo:font-weight="normal" style:font-size-asian="10pt" style:font-style-asian="normal" style:font-weight-asian="normal"/>
    </style:style>
    <style:style style:name="T2" style:family="text">
      <style:text-properties fo:color="#000000" loext:opacity="100%" style:font-name="OpenSans" fo:font-size="10pt" fo:font-style="normal" fo:font-weight="normal" style:font-size-asian="10pt" style:font-style-asian="normal" style:font-weight-asian="normal" style:font-size-complex="12pt"/>
    </style:style>
    <style:style style:name="T3" style:family="text">
      <style:text-properties fo:color="#000000" loext:opacity="100%" style:font-name="OpenSans-Bold" fo:font-size="13.5pt" fo:font-style="normal" fo:font-weight="bold" style:font-size-asian="13.5pt" style:font-style-asian="normal" style:font-weight-asian="bold"/>
    </style:style>
    <style:style style:name="T4" style:family="text">
      <style:text-properties fo:color="#000000" loext:opacity="100%" fo:font-size="13.5pt" fo:font-style="normal" style:font-size-asian="13.5pt" style:font-style-asian="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3"><text:span text:style-name="T4">Sangrías</text:span></text:p>
      <text:p text:style-name="Standard" loext:marker-style-name="T1"><text:span text:style-name="T1"/></text:p>
      <text:p text:style-name="Standard" loext:marker-style-name="T1"><text:span text:style-name="T1">CERTIFICA: Que MARÍA DEL PINO GARCÍA, con DNI 158.476.367, ha prestado servicios en esta Empresa, desde el 18 de abril de 2003 hasta el 16 de mayo de 2007, en calidad de Contable, habiendo observado durante este período de tiempo una conducta intachable y una plena</text:span></text:p>
      <text:p text:style-name="Standard" loext:marker-style-name="T1"><text:span text:style-name="T1">dedicación profesional.</text:span><text:span text:style-name="T1"/></text:p>
      <text:p text:style-name="Standard" loext:marker-style-name="T1"><text:span text:style-name="T1"/></text:p>
      <text:p text:style-name="Standard" loext:marker-style-name="T1"><text:span text:style-name="T1">Y para que conste y surta los efectos oportunos, el presente certificado </text:span><text:span text:style-name="T2">se expide en Murcia, el treinta de diciembre de 2007.</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ans" svg:font-family="OpenSans" style:font-family-generic="roman" style:font-pitch="variable"/>
    <style:font-face style:name="OpenSans-Bold" svg:font-family="OpenSans-Bold" style:font-family-generic="roman" style:font-pitch="variable"/>
    <style:font-face style:name="OpenSans1" svg:font-family="OpenSans"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6T18:40:53.775000000</meta:creation-date>
    <dc:date>2024-07-16T19:12:47.568000000</dc:date>
    <meta:editing-duration>PT18M10S</meta:editing-duration>
    <meta:editing-cycles>17</meta:editing-cycles>
    <meta:generator>LibreOffice/24.2.5.2$Windows_X86_64 LibreOffice_project/bffef4ea93e59bebbeaf7f431bb02b1a39ee8a59</meta:generator>
    <meta:document-statistic meta:table-count="0" meta:image-count="0" meta:object-count="0" meta:page-count="1" meta:paragraph-count="4" meta:word-count="71" meta:character-count="422" meta:non-whitespace-character-count="355"/>
  </office:meta>
</office:document-meta>
</file>